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2cm" svg:x="9.5cm" svg:y="13.5cm">
          <text:p text:style-name="P1"><text:span text:style-name="T1">C6</text:span></text:p>
          <text:p text:style-name="P1"><text:span text:style-name="T1">Navig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5cm" svg:y="11cm">
          <text:p text:style-name="P1"><text:span text:style-name="T1">C3</text:span></text:p>
          <text:p text:style-name="P1"><text:span text:style-name="T1">Pilo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measurelines" svg:x1="15.5cm" svg:y1="11cm" svg:x2="15.5cm" svg:y2="8cm">
          <text:p/>
        </draw:line>
        <draw:frame draw:style-name="gr3" draw:text-style-name="P5" draw:layer="measurelines" svg:width="2.2cm" svg:height="0.704cm" svg:x="15.5cm" svg:y="9.366cm">
          <draw:text-box>
            <text:p text:style-name="P4"><text:span text:style-name="T1">DRIVE{}</text:span></text:p>
          </draw:text-box>
        </draw:frame>
        <draw:custom-shape draw:style-name="gr1" draw:text-style-name="P2" draw:layer="measurelines" svg:width="4cm" svg:height="2cm" svg:x="15.5cm" svg:y="19.5cm">
          <text:p text:style-name="P1"><text:span text:style-name="T1">C4</text:span></text:p>
          <text:p text:style-name="P1"><text:span text:style-name="T1">Path Planne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cm" svg:y1="14.5cm" svg:x2="13cm" svg:y2="14.5cm">
          <text:p/>
        </draw:line>
        <draw:line draw:style-name="gr4" draw:text-style-name="P6" draw:layer="layout" svg:x1="18.5cm" svg:y1="13.5cm" svg:x2="18.5cm" svg:y2="19.5cm">
          <text:p/>
        </draw:line>
        <draw:line draw:style-name="gr5" draw:text-style-name="P6" draw:layer="layout" svg:x1="11cm" svg:y1="13.5cm" svg:x2="11cm" svg:y2="12cm">
          <text:p/>
        </draw:line>
        <draw:line draw:style-name="gr6" draw:text-style-name="P6" draw:layer="layout" svg:x1="11cm" svg:y1="12cm" svg:x2="15cm" svg:y2="12cm">
          <text:p text:style-name="P1"><text:span text:style-name="T1">Estimated State</text:span></text:p>
        </draw:line>
        <draw:line draw:style-name="gr5" draw:text-style-name="P6" draw:layer="layout" svg:x1="14cm" svg:y1="13.5cm" svg:x2="14cm" svg:y2="12cm">
          <text:p/>
        </draw:line>
        <draw:line draw:style-name="gr4" draw:text-style-name="P6" draw:layer="layout" svg:x1="16.5cm" svg:y1="17.5cm" svg:x2="16.5cm" svg:y2="19.5cm">
          <text:p/>
        </draw:line>
        <draw:custom-shape draw:style-name="gr7" draw:text-style-name="P2" draw:layer="layout" svg:width="3cm" svg:height="1.5cm" svg:x="14.5cm" svg:y="16cm">
          <text:p text:style-name="P1"><text:span text:style-name="T1">Initial Position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8cm" svg:y1="19.5cm" svg:x2="18cm" svg:y2="14.5cm">
          <text:p/>
        </draw:line>
        <draw:custom-shape draw:style-name="gr1" draw:text-style-name="P2" draw:layer="layout" svg:width="3.5cm" svg:height="1.5cm" svg:x="9.5cm" svg:y="17cm">
          <text:p text:style-name="P1"><text:span text:style-name="T1">C7: Visual Data</text:span><text:span text:style-name="T1"><text:line-break/></text:span><text:span text:style-name="T1"> Managemen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cm" svg:y1="17cm" svg:x2="11cm" svg:y2="15.5cm">
          <text:p/>
        </draw:line>
        <draw:custom-shape draw:style-name="gr8" draw:text-style-name="P2" draw:layer="layout" svg:width="3.5cm" svg:height="1.5cm" svg:x="9.5cm" svg:y="20cm">
          <text:p text:style-name="P1"><text:span text:style-name="T1">C5: Obstacle Detection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cm" svg:y1="18.5cm" svg:x2="11cm" svg:y2="20cm">
          <text:p/>
        </draw:line>
        <draw:line draw:style-name="gr4" draw:text-style-name="P6" draw:layer="layout" svg:x1="13cm" svg:y1="20.5cm" svg:x2="15.5cm" svg:y2="20.5cm">
          <text:p/>
        </draw:line>
        <draw:line draw:style-name="gr4" draw:text-style-name="P6" draw:layer="layout" svg:x1="10.5cm" svg:y1="10.5cm" svg:x2="10.5cm" svg:y2="13.5cm">
          <text:p/>
        </draw:line>
        <draw:line draw:style-name="gr5" draw:text-style-name="P6" draw:layer="layout" svg:x1="15.5cm" svg:y1="10.5cm" svg:x2="10.5cm" svg:y2="10.5cm">
          <text:p/>
        </draw:line>
        <draw:line draw:style-name="gr5" draw:text-style-name="P6" draw:layer="layout" svg:x1="14cm" svg:y1="13.5cm" svg:x2="18.5cm" svg:y2="13.5cm">
          <text:p/>
        </draw:line>
        <draw:line draw:style-name="gr4" draw:text-style-name="P6" draw:layer="layout" svg:x1="6.5cm" svg:y1="18cm" svg:x2="9.5cm" svg:y2="18cm">
          <text:p/>
        </draw:line>
        <draw:frame draw:style-name="gr3" draw:text-style-name="P7" draw:layer="layout" svg:width="0.997cm" svg:height="0.704cm" svg:x="12.369cm" svg:y="10.092cm">
          <draw:text-box>
            <text:p text:style-name="P4"><text:span text:style-name="T1">S5</text:span></text:p>
          </draw:text-box>
        </draw:frame>
        <draw:frame draw:style-name="gr3" draw:text-style-name="P7" draw:layer="layout" svg:width="3.402cm" svg:height="0.704cm" svg:x="14cm" svg:y="13.796cm">
          <draw:text-box>
            <text:p text:style-name="P4"><text:span text:style-name="T1">Route &amp; Speed</text:span></text:p>
          </draw:text-box>
        </draw:frame>
        <draw:custom-shape draw:style-name="gr9" draw:text-style-name="P2" draw:layer="layout" svg:width="3cm" svg:height="1.5cm" svg:x="15.5cm" svg:y="23cm">
          <text:p text:style-name="P1"><text:span text:style-name="T1">RNDF / MDF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7cm" svg:y1="23cm" svg:x2="17cm" svg:y2="21.5cm">
          <text:p/>
        </draw:line>
        <draw:custom-shape draw:style-name="gr10" draw:text-style-name="P2" draw:layer="layout" svg:width="6.5cm" svg:height="2cm" svg:x="10cm" svg:y="6cm">
          <text:p text:style-name="P1"><text:span text:style-name="T1">USARSIM Si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cm" svg:height="2cm" svg:x="3cm" svg:y="13.5cm">
          <text:p text:style-name="P1"><text:span text:style-name="T1">USARSIM Displa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5cm" svg:height="2cm" svg:x="3cm" svg:y="17cm">
          <text:p text:style-name="P1"><text:span text:style-name="T1">S4: Smart </text:span><text:span text:style-name="T1"><text:line-break/></text:span><text:span text:style-name="T1">Camera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5cm" svg:y1="7.5cm" svg:x2="4.5cm" svg:y2="13.5cm">
          <text:p/>
        </draw:line>
        <draw:line draw:style-name="gr4" draw:text-style-name="P6" draw:layer="layout" svg:x1="5cm" svg:y1="17cm" svg:x2="5cm" svg:y2="15.5cm">
          <text:p/>
        </draw:line>
        <draw:line draw:style-name="gr5" draw:text-style-name="P6" draw:layer="layout" svg:x1="10cm" svg:y1="7.5cm" svg:x2="4.5cm" svg:y2="7.5cm">
          <text:p/>
        </draw:line>
        <draw:line draw:style-name="gr5" draw:text-style-name="P6" draw:layer="layout" svg:x1="13cm" svg:y1="9cm" svg:x2="8cm" svg:y2="9cm">
          <text:p/>
        </draw:line>
        <draw:line draw:style-name="gr5" draw:text-style-name="P6" draw:layer="layout" svg:x1="13cm" svg:y1="8cm" svg:x2="13cm" svg:y2="9cm">
          <text:p/>
        </draw:line>
        <draw:line draw:style-name="gr5" draw:text-style-name="P6" draw:layer="layout" svg:x1="8cm" svg:y1="14.5cm" svg:x2="8cm" svg:y2="9cm">
          <text:p/>
        </draw:line>
        <draw:line draw:style-name="gr4" draw:text-style-name="P6" draw:layer="layout" svg:x1="8cm" svg:y1="14.5cm" svg:x2="9.5cm" svg:y2="14.5cm">
          <text:p/>
        </draw:line>
        <draw:frame draw:style-name="gr3" draw:text-style-name="P7" draw:layer="layout" svg:width="1.785cm" svg:height="0.704cm" svg:x="9.503cm" svg:y="9cm">
          <draw:text-box>
            <text:p text:style-name="P4"><text:span text:style-name="T1">SEN{}</text:span></text:p>
          </draw:text-box>
        </draw:frame>
        <draw:line draw:style-name="gr4" draw:text-style-name="P6" draw:layer="layout" svg:x1="2cm" svg:y1="21cm" svg:x2="9.5cm" svg:y2="21cm">
          <text:p/>
        </draw:line>
        <draw:line draw:style-name="gr5" draw:text-style-name="P6" draw:layer="layout" svg:x1="2cm" svg:y1="21cm" svg:x2="2cm" svg:y2="7cm">
          <text:p/>
        </draw:line>
        <draw:line draw:style-name="gr5" draw:text-style-name="P6" draw:layer="layout" svg:x1="10cm" svg:y1="7cm" svg:x2="2cm" svg:y2="7cm">
          <text:p/>
        </draw:line>
        <draw:frame draw:style-name="gr3" draw:text-style-name="P7" draw:layer="layout" svg:width="1.785cm" svg:height="0.704cm" svg:x="5.5cm" svg:y="6.296cm">
          <draw:text-box>
            <text:p text:style-name="P4"><text:span text:style-name="T1">SEN{}</text:span></text:p>
          </draw:text-box>
        </draw:frame>
        <draw:line draw:style-name="gr4" draw:text-style-name="P6" draw:layer="layout" svg:x1="13cm" svg:y1="18cm" svg:x2="15.5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initial-creator>Tyler Folsom</meta:initial-creator>
    <meta:creation-date>2007-10-18T14:30:09</meta:creation-date>
    <dc:creator>Tyler Folsom</dc:creator>
    <dc:date>2011-04-11T22:01:02.95</dc:date>
    <dc:language>en-CA</dc:language>
    <meta:editing-cycles>14</meta:editing-cycles>
    <meta:editing-duration>PT4H42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